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6d85" officeooo:paragraph-rsid="001b6d85"/>
    </style:style>
    <style:style style:name="P2" style:family="paragraph" style:parent-style-name="Standard">
      <style:text-properties officeooo:rsid="001b7d6a" officeooo:paragraph-rsid="001b7d6a"/>
    </style:style>
    <style:style style:name="T1" style:family="text">
      <style:text-properties officeooo:rsid="001b7d6a"/>
    </style:style>
    <style:style style:name="T2" style:family="text">
      <style:text-properties officeooo:rsid="001b8b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meditate</text:p>
      <text:p text:style-name="P1"/>
      <text:p text:style-name="P1">Regardless if your mind is turbulent or calm or if your location is noisy or quiet, please sit, stand, or lie down. If you are sitting or standing, make sure your back is straight but relaxed, as much of a contradiction<text:span text:style-name="T1"> as</text:span> this may seem. You don't need any special materials apart from your own mind and an alarm. Set <text:span text:style-name="T1">your</text:span> alarm for 30 seconds or 2 minutes or 5 minutes or 15 minutes or half an hour. Or if you're feeling determined, set it for an hour.</text:p>
      <text:p text:style-name="P1"><text:tab/>Close your eyes. Observe your breath. Become aware of your breath. Don't try to control your breath. Just let your breath do what it wants to. If you want a challenge, start with feeling your breath at your nose. For something a bit easier, start with the feeling of your breath at your abdomen. </text:p>
      <text:p text:style-name="P1"><text:tab/>Feel your breath going in and out. Accept your breath as it is right now. Become aware if your breath is long or short; become aware if your breath is deep or shallow; become aware if your breath is coarse or smooth; become aware if your breath is hard or soft. And accept your breath for how it is right now. Accept if your breath is long or short; accept if your breath is deep or shallow; accept if your breath is coarse or smooth; accept if your breath is hard or soft.</text:p>
      <text:p text:style-name="P1"><text:tab/>If you can, try to expand your awareness to your whole breath from abdomen to nose, but don't worry if you can't or don't want to.</text:p>
      <text:p text:style-name="P1"><text:tab/>Now your mind will probably wander away from your breath. Still happens to me all the time. That's okay. Once you realize your mind has wandered, be kind to yourself, and gently bring your awareness back to the breath. Do this as many times as you need until your alarm goes off. Sometimes you may realize yourself thinking while still keeping awareness of the breath. That is okay--actually it's ideal. Meditation will sometimes broaden your awareness of yourself as you are right now and broaden your awareness the world as it is right now. As long as you keep awareness of the breath, let your mind do as it wishes. But if you lose your awareness of your breath, gently bring your awareness back until you are aware of your breath again. Do this until your alarm goes off.</text:p>
      <text:p text:style-name="P2"><text:tab/>If you feel yourself start to fall asleep, try to resist the urge and to stay aware of the breath. If you fall asleep anyway, that is okay. You can become aware of your breath again when you wake up or when your alarm goes off. </text:p>
      <text:p text:style-name="P2"><text:tab/>If you start to feel bored, do the same. Try to resist succumbing to the boredom. If you do succumb to the boredom, be kind to yourself, and bring your mind back to awareness of your breath with your eyes closed until the alarm goes off.</text:p>
      <text:p text:style-name="P1"><text:tab/>It's important to practice meditation both in times when you are calm and in times when you are turbulent. It's also important to be kind to yourself regardless of how you feel afterwards. Meditation can calm you down, but sometimes it may leave you more anxious--and that's okay. There is no such thing as a good meditation session or a bad meditation session--there is only<text:span text:style-name="T1"> the</text:span> meditation that you did do or <text:span text:style-name="T1">the </text:span>meditation that you didn't do. And be kind to yourself even when you don't <text:span text:style-name="T2">meditate</text:span>. If you don't accept yourself as you are, how can you hope to accept others as they are? If you're not kind to yourself as you are, how can you hope to be kind to others as they are?</text:p>
      <text:p text:style-name="P1"><text:tab/>Just try to be a<text:span text:style-name="T1">ware and accepting of your breath as it is so that you can learn to be more aware and accepting of yourself as you are, to be more aware and accepting of the world as it is, and to be more aware and accepting of other people as they are. That is 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15:31:17.942707290</meta:creation-date>
    <dc:date>2020-05-13T15:57:09.104270544</dc:date>
    <meta:editing-duration>PT1M</meta:editing-duration>
    <meta:editing-cycles>1</meta:editing-cycles>
    <meta:document-statistic meta:table-count="0" meta:image-count="0" meta:object-count="0" meta:page-count="1" meta:paragraph-count="10" meta:word-count="682" meta:character-count="3561" meta:non-whitespace-character-count="2882"/>
    <meta:generator>LibreOffice/6.0.7.3$Linux_X86_64 LibreOffice_project/00m0$Build-3</meta:generator>
  </office:meta>
</office:document-meta>
</file>